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user@Ubuntutest:~$ gem install bundler</text:p>
      <text:p text:style-name="Standard">ERROR: <text:s/>While executing gem ... (Gem::FilePermissionError)</text:p>
      <text:p text:style-name="Standard"><text:s text:c="4"/>You don't have write permissions for the /var/lib/gems/3.0.0 directo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2:11:14.262592818</meta:creation-date>
    <dc:date>2024-10-25T12:23:56.229914176</dc:date>
    <meta:editing-duration>PT2M31S</meta:editing-duration>
    <meta:editing-cycles>1</meta:editing-cycles>
    <meta:document-statistic meta:table-count="0" meta:image-count="0" meta:object-count="0" meta:page-count="1" meta:paragraph-count="3" meta:word-count="19" meta:character-count="175" meta:non-whitespace-character-count="154"/>
    <meta:generator>LibreOffice/7.3.7.2$Linux_X86_64 LibreOffice_project/30$Build-2</meta:generator>
  </office:meta>
</office:document-meta>
</file>